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able_20_Contents">
      <style:paragraph-properties style:vertical-align="bottom"/>
      <style:text-properties fo:font-size="22pt" officeooo:rsid="000fbb62" officeooo:paragraph-rsid="000fbb62" style:font-size-asian="22pt" style:font-size-complex="22pt"/>
    </style:style>
    <style:style style:name="P2" style:family="paragraph" style:parent-style-name="Table_20_Contents">
      <style:paragraph-properties fo:text-align="end" style:justify-single-word="false"/>
      <style:text-properties officeooo:rsid="000fbb62" officeooo:paragraph-rsid="000fbb62"/>
    </style:style>
    <style:style style:name="P3" style:family="paragraph" style:parent-style-name="Header">
      <style:text-properties officeooo:rsid="000fbb62" officeooo:paragraph-rsid="000fbb62"/>
    </style:style>
    <style:style style:name="P4" style:family="paragraph" style:parent-style-name="Standard">
      <style:text-properties officeooo:rsid="000fbb62" officeooo:paragraph-rsid="000fbb62"/>
    </style:style>
    <style:style style:name="P5" style:family="paragraph" style:parent-style-name="Standard">
      <style:text-properties officeooo:rsid="000fbb62" officeooo:paragraph-rsid="00103b6c"/>
    </style:style>
    <style:style style:name="P6" style:family="paragraph" style:parent-style-name="Standard">
      <style:text-properties officeooo:rsid="00103b6c" officeooo:paragraph-rsid="00103b6c"/>
    </style:style>
    <style:style style:name="P7" style:family="paragraph" style:parent-style-name="Standard">
      <style:text-properties officeooo:rsid="00103b6c" officeooo:paragraph-rsid="0017db6f"/>
    </style:style>
    <style:style style:name="P8" style:family="paragraph" style:parent-style-name="Standard" style:master-page-name="">
      <style:paragraph-properties fo:line-height="115%" style:page-number="auto"/>
      <style:text-properties officeooo:paragraph-rsid="00146a34"/>
    </style:style>
    <style:style style:name="P9" style:family="paragraph" style:parent-style-name="Standard">
      <style:text-properties officeooo:rsid="00103b6c" officeooo:paragraph-rsid="00103b6c"/>
    </style:style>
    <style:style style:name="P10" style:family="paragraph" style:parent-style-name="Standard">
      <style:text-properties officeooo:rsid="001a1a4d" officeooo:paragraph-rsid="001a1a4d"/>
    </style:style>
    <style:style style:name="T1" style:family="text">
      <style:text-properties officeooo:rsid="000fbb62"/>
    </style:style>
    <style:style style:name="T2" style:family="text">
      <style:text-properties officeooo:rsid="0017db6f"/>
    </style:style>
    <number:date-style style:name="N79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date style:data-style-name="N79" text:date-value="2019-08-22T11:46:55.633012494" text:fixed="true">Thursday, August 22, 2019</text:date></text:p>
      <text:p text:style-name="P4"/>
      <text:p text:style-name="P4">Dmitry Korkin, <text:span text:style-name="T2">Ph.D.</text:span></text:p>
      <text:p text:style-name="P5">dkorkin@wpi.edu</text:p>
      <text:p text:style-name="P6">Worcester Polytechnic Institute</text:p>
      <text:p text:style-name="P6"/>
      <text:p text:style-name="P10">re: Memo</text:p>
      <text:p text:style-name="P6"/>
      <text:p text:style-name="P7">Dr <text:span text:style-name="T1">Korkin</text:span>,</text:p>
      <text:p text:style-name="P6"/>
      <text:p text:style-name="P8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3.25in" style:rel-column-width="32767*"/>
    </style:style>
    <style:style style:name="Table1.B" style:family="table-column">
      <style:table-column-properties style:column-width="3.25in" style:rel-column-width="32768*"/>
    </style:style>
    <style:style style:name="Table1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MP1" style:family="paragraph" style:parent-style-name="Table_20_Contents">
      <style:paragraph-properties style:vertical-align="bottom"/>
      <style:text-properties fo:font-size="22pt" officeooo:rsid="000fbb62" officeooo:paragraph-rsid="000fbb62" style:font-size-asian="22pt" style:font-size-complex="22pt"/>
    </style:style>
    <style:style style:name="MP2" style:family="paragraph" style:parent-style-name="Table_20_Contents">
      <style:paragraph-properties fo:text-align="end" style:justify-single-word="false"/>
      <style:text-properties officeooo:rsid="000fbb62" officeooo:paragraph-rsid="000fbb62"/>
    </style:style>
    <style:style style:name="MP3" style:family="paragraph" style:parent-style-name="Header">
      <style:text-properties officeooo:rsid="000fbb62" officeooo:paragraph-rsid="000fbb62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Matthew Curcio</text:p>
            </table:table-cell>
            <table:table-cell table:style-name="Table1.B1" office:value-type="string">
              <text:p text:style-name="MP2">Matt.Curcio.ri@gmail.com<text:line-break/>Skype: matt.curcio.ri_1</text:p>
              <text:p text:style-name="MP2">401-316-5358</text:p>
            </table:table-cell>
          </table:table-row>
        </table:table>
        <text:p text:style-name="MP3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1:29:14.975610417</meta:creation-date>
    <dc:date>2019-09-09T18:09:33.611526668</dc:date>
    <meta:editing-duration>PT15M35S</meta:editing-duration>
    <meta:editing-cycles>7</meta:editing-cycles>
    <meta:generator>LibreOffice/6.0.7.3$Linux_X86_64 LibreOffice_project/00m0$Build-3</meta:generator>
    <meta:document-statistic meta:table-count="1" meta:image-count="0" meta:object-count="0" meta:page-count="1" meta:paragraph-count="9" meta:word-count="21" meta:character-count="183" meta:non-whitespace-character-count="171"/>
  </office:meta>
</office:document-meta>
</file>